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Sheet4.A1">
          <table:error-message table:message-type="stop" table:display="true"/>
        </table:content-validation>
        <table:content-validation table:name="val7" table:condition="of:cell-content-is-decimal-number() and cell-content()=0" table:allow-empty-cell="true" table:base-cell-address="Sheet4.A1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</table:table>
      <table:table table:name="Juni 15" table:style-name="ta1">
        <office:forms form:automatic-focus="false" form:apply-design-mode="false"/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686.03" calcext:value-type="float">
            <text:p>686.03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91.68" calcext:value-type="float">
            <text:p>91.68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1.4" calcext:value-type="float">
            <text:p>31.4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18.02" calcext:value-type="float">
            <text:p>18.02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28.32" calcext:value-type="float">
            <text:p>28.32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3.2" calcext:value-type="float">
            <text:p>3.2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30.28" calcext:value-type="float">
            <text:p>30.28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0.93" calcext:value-type="float">
            <text:p>0.9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1.09" calcext:value-type="float">
            <text:p>1.0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2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Sheet4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content-validation-name="val6" office:value-type="float" office:value="11" calcext:value-type="float">
            <text:p>11</text:p>
          </table:table-cell>
          <table:table-cell/>
          <table:table-cell table:content-validation-name="val7"/>
        </table:table-row>
        <table:table-row table:style-name="ro1" table:number-rows-repeated="1048574">
          <table:table-cell table:content-validation-name="val6"/>
          <table:table-cell/>
          <table:table-cell table:content-validation-name="val7"/>
        </table:table-row>
        <table:table-row table:style-name="ro1">
          <table:table-cell table:content-validation-name="val6"/>
          <table:table-cell/>
          <table:table-cell table:content-validation-name="val7"/>
        </table:table-row>
      </table:table>
      <table:named-expressions>
        <table:named-range table:name="day_of_month" table:base-cell-address="$Sheet4.$A$1" table:cell-range-address="$Sheet4.$A$1:.$A$1048576"/>
        <table:named-range table:name="item" table:base-cell-address="$Sheet4.$B$1" table:cell-range-address="$Sheet4.$B$1:.$B$1048576"/>
        <table:named-range table:name="price" table:base-cell-address="$Sheet4.$C$1" table:cell-range-address="$Sheet4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14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20:49:08.161890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7-27T23:23:29.805995143</dc:date>
    <meta:editing-duration>PT7H38M12S</meta:editing-duration>
    <meta:editing-cycles>49</meta:editing-cycles>
    <meta:generator>LibreOffice/4.4.3.2$Linux_x86 LibreOffice_project/40m0$Build-2</meta:generator>
    <meta:document-statistic meta:table-count="4" meta:cell-count="2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2cm" svg:height="5.2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3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